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8cm"/>
    </style:style>
    <style:style style:name="co3" style:family="table-column">
      <style:table-column-properties fo:break-before="auto" style:column-width="7.131cm"/>
    </style:style>
    <style:style style:name="co4" style:family="table-column">
      <style:table-column-properties fo:break-before="auto" style:column-width="7.02cm"/>
    </style:style>
    <style:style style:name="co5" style:family="table-column">
      <style:table-column-properties fo:break-before="auto" style:column-width="3.478cm"/>
    </style:style>
    <style:style style:name="ro1" style:family="table-row">
      <style:table-row-properties style:row-height="0.582cm" fo:break-before="auto" style:use-optimal-row-height="true"/>
    </style:style>
    <style:style style:name="ro2" style:family="table-row">
      <style:table-row-properties style:row-height="0.593cm" fo:break-before="auto" style:use-optimal-row-height="true"/>
    </style:style>
    <style:style style:name="ro3" style:family="table-row">
      <style:table-row-properties style:row-height="1.053cm" fo:break-before="auto" style:use-optimal-row-height="false"/>
    </style:style>
    <style:style style:name="ro4" style:family="table-row">
      <style:table-row-properties style:row-height="1.131cm" fo:break-before="auto" style:use-optimal-row-height="false"/>
    </style:style>
    <style:style style:name="ro5" style:family="table-row">
      <style:table-row-properties style:row-height="0.974cm" fo:break-before="auto" style:use-optimal-row-height="false"/>
    </style:style>
    <style:style style:name="ro6" style:family="table-row">
      <style:table-row-properties style:row-height="1.1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name-complex="Arial" style:font-size-complex="7.34999990463257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name-complex="Arial" style:font-size-complex="7.4000000953674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1" table:default-cell-style-name="ce6"/>
        <table:table-column table:style-name="co1" table:default-cell-style-name="ce9"/>
        <table:table-column table:style-name="co1" table:default-cell-style-name="ce10"/>
        <table:table-column table:style-name="co1" table:default-cell-style-name="ce12"/>
        <table:table-column table:style-name="co1" table:default-cell-style-name="ce3"/>
        <table:table-column table:style-name="co1" table:default-cell-style-name="ce5"/>
        <table:table-column table:style-name="co2" table:default-cell-style-name="ce13"/>
        <table:table-column table:style-name="co1" table:default-cell-style-name="ce11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table:number-columns-repeated="7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todo</text:p>
          </table:table-cell>
          <table:table-cell/>
          <table:table-cell table:style-name="ce7"/>
          <table:table-cell table:number-columns-repeated="4"/>
          <table:table-cell office:value-type="date" office:date-value="2020-05-17T13:19:33.08">
            <text:p>2020/5/17 13:19</text:p>
          </table:table-cell>
          <table:table-cell table:style-name="ce15" office:value-type="string">
            <text:p>*</text:p>
          </table:table-cell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/>
          <table:table-cell/>
          <table:table-cell table:style-name="ce8"/>
          <table:table-cell table:number-columns-repeated="2"/>
          <table:table-cell table:style-name="ce2"/>
          <table:table-cell table:number-columns-repeated="2"/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5"/>
          <table:table-cell/>
          <table:table-cell table:style-name="ce8"/>
          <table:table-cell table:number-columns-repeated="2"/>
          <table:table-cell table:style-name="ce2"/>
          <table:table-cell table:number-columns-repeated="2"/>
          <table:table-cell table:style-name="ce15" office:value-type="string">
            <text:p>*</text:p>
          </table:table-cell>
        </table:table-row>
        <table:table-row table:style-name="ro1">
          <table:table-cell table:number-columns-repeated="3"/>
          <table:table-cell table:style-name="ce8"/>
          <table:table-cell table:number-columns-repeated="5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number-columns-repeated="4" table:style-name="ce4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4" table:formula="of:=NOW()" office:value-type="date" office:date-value="2020-05-17T13:20:28.51">
            <text:p>2020/5/17 13:20</text:p>
          </table:table-cell>
          <table:table-cell office:value-type="string">
            <text:p>*</text:p>
          </table:table-cell>
        </table:table-row>
      </table:table>
      <table:table table:name="1" table:style-name="ta1" table:print="false">
        <office:forms form:automatic-focus="false" form:apply-design-mode="false"/>
        <table:table-column table:style-name="co1" table:default-cell-style-name="ce17"/>
        <table:table-column table:style-name="co3" table:default-cell-style-name="ce18"/>
        <table:table-column table:style-name="co4" table:default-cell-style-name="ce16"/>
        <table:table-column table:style-name="co1" table:default-cell-style-name="ce21"/>
        <table:table-column table:style-name="co1" table:default-cell-style-name="ce17"/>
        <table:table-column table:style-name="co1" table:default-cell-style-name="ce22"/>
        <table:table-column table:style-name="co5" table:default-cell-style-name="ce23"/>
        <table:table-column table:style-name="co1" table:default-cell-style-name="ce11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todo</text:p>
          </table:table-cell>
          <table:table-cell table:style-name="ce1" table:number-columns-repeated="4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3">
          <table:table-cell table:style-name="ce16" office:value-type="float" office:value="1">
            <text:p>1</text:p>
          </table:table-cell>
          <table:table-cell office:value-type="string">
            <text:p>start</text:p>
          </table:table-cell>
          <table:table-cell table:number-columns-repeated="2"/>
          <table:table-cell table:style-name="ce16"/>
          <table:table-cell/>
          <table:table-cell office:value-type="date" office:date-value="2020-05-17T13:20:06.2">
            <text:p>2020/5/17 13:20</text:p>
          </table:table-cell>
          <table:table-cell table:style-name="ce15" office:value-type="string">
            <text:p>*</text:p>
          </table:table-cell>
        </table:table-row>
        <table:table-row table:style-name="ro4">
          <table:table-cell table:style-name="ce16" office:value-type="float" office:value="2">
            <text:p>2</text:p>
          </table:table-cell>
          <table:table-cell table:style-name="ce19"/>
          <table:table-cell table:number-columns-repeated="2"/>
          <table:table-cell table:style-name="ce16"/>
          <table:table-cell table:number-columns-repeated="2"/>
          <table:table-cell table:style-name="ce15" office:value-type="string">
            <text:p>*</text:p>
          </table:table-cell>
        </table:table-row>
        <table:table-row table:style-name="ro5">
          <table:table-cell table:style-name="ce16" office:value-type="float" office:value="3">
            <text:p>3</text:p>
          </table:table-cell>
          <table:table-cell table:style-name="ce20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2">
          <table:table-cell table:number-columns-repeated="7"/>
          <table:table-cell office:value-type="string">
            <text:p>*</text:p>
          </table:table-cell>
        </table:table-row>
        <table:table-row table:style-name="ro2">
          <table:table-cell table:number-columns-repeated="7"/>
          <table:table-cell office:value-type="string">
            <text:p>*</text:p>
          </table:table-cell>
        </table:table-row>
        <table:table-row table:style-name="ro2">
          <table:table-cell table:number-columns-repeated="7"/>
          <table:table-cell office:value-type="string">
            <text:p>*</text:p>
          </table:table-cell>
        </table:table-row>
        <table:table-row table:style-name="ro2">
          <table:table-cell table:number-columns-repeated="7"/>
          <table:table-cell office:value-type="string">
            <text:p>*</text:p>
          </table:table-cell>
        </table:table-row>
        <table:table-row table:style-name="ro2">
          <table:table-cell/>
          <table:table-cell table:number-columns-repeated="6"/>
          <table:table-cell office:value-type="string">
            <text:p>*</text:p>
          </table:table-cell>
        </table:table-row>
        <table:table-row table:style-name="ro6">
          <table:table-cell table:number-columns-repeated="3" table:style-name="ce4" office:value-type="string">
            <text:p>*</text:p>
          </table:table-cell>
          <table:table-cell table:number-columns-repeated="3" table:style-name="ce11" office:value-type="string">
            <text:p>*</text:p>
          </table:table-cell>
          <table:table-cell table:style-name="ce14" table:formula="of:=NOW()" office:value-type="date" office:date-value="2020-05-17T13:20:23.77">
            <text:p>2020/5/17 13:20</text:p>
          </table:table-cell>
          <table:table-cell office:value-type="string">
            <text:p>*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7">2020/05/17</text:date>, <text:time>13:20:2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0-05-17T13:20:28.43</dc:date>
    <dc:creator>iwabuchi ken</dc:creator>
    <meta:editing-duration>PT5H31M19S</meta:editing-duration>
    <meta:editing-cycles>31</meta:editing-cycles>
    <meta:generator>OpenOffice/4.1.3$Win32 OpenOffice.org_project/413m1$Build-9783</meta:generator>
    <meta:document-statistic meta:table-count="2" meta:cell-count="53" meta:object-count="0"/>
  </office:meta>
</office:document-meta>
</file>